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Symbol" svg:font-family="Symbo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18cm solid #000000" fo:border-right="0.018cm solid #000000" fo:border-top="0.018cm solid #000000"/>
      <style:text-properties fo:font-style="italic"/>
    </style:style>
    <style:style style:name="ce3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1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18cm solid #000000" fo:border-right="none" fo:border-top="0.018cm solid #000000"/>
    </style:style>
    <style:style style:name="ce6" style:family="table-cell" style:parent-style-name="Default">
      <style:table-cell-properties fo:border-bottom="0.018cm solid #000000" fo:border-left="0.018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style="italic"/>
    </style:style>
    <style:style style:name="ce8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18cm solid #000000" fo:border-top="none"/>
    </style:style>
    <style:style style:name="ce10" style:family="table-cell" style:parent-style-name="Default">
      <style:table-cell-properties fo:border-bottom="none" fo:border-left="0.018cm solid #000000" fo:border-right="0.018cm solid #000000" fo:border-top="none"/>
    </style:style>
    <style:style style:name="ce11" style:family="table-cell" style:parent-style-name="Default" style:data-style-name="N11">
      <style:table-cell-properties fo:border-bottom="0.018cm solid #000000" fo:border-left="0.018cm solid #000000" fo:border-right="0.018cm solid #000000" fo:border-top="none"/>
    </style:style>
    <style:style style:name="ce12" style:family="table-cell" style:parent-style-name="Default">
      <style:table-cell-properties fo:border-bottom="none" fo:border-left="none" fo:border-right="0.018cm solid #000000" fo:border-top="0.018cm solid #000000"/>
      <style:text-properties fo:font-style="italic"/>
    </style:style>
    <style:style style:name="ce13" style:family="table-cell" style:parent-style-name="Default">
      <style:table-cell-properties fo:border-bottom="none" fo:border-left="0.018cm solid #000000" fo:border-right="none" fo:border-top="none"/>
    </style:style>
    <style:style style:name="ce14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6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17" style:family="table-cell" style:parent-style-name="Default" style:data-style-name="N11">
      <style:table-cell-properties fo:border-bottom="none" fo:border-left="0.018cm solid #000000" fo:border-right="0.018cm solid #000000" fo:border-top="non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font-name="Bitstream Vera Sans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style:font-name="Symbol"/>
    </style:style>
    <style:style style:name="ce21" style:family="table-cell" style:parent-style-name="Default">
      <style:table-cell-properties style:text-align-source="fix" style:repeat-content="false"/>
      <style:paragraph-properties fo:text-align="start"/>
    </style:style>
    <style:style style:name="ce22" style:family="table-cell" style:parent-style-name="Default" style:data-style-name="N10103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ce1"/>
          <table:table-cell table:style-name="ce7" office:value-type="string">
            <text:p>Victimas</text:p>
          </table:table-cell>
          <table:table-cell table:style-name="ce12" office:value-type="string">
            <text:p>Accidente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15" office:value-type="string">
            <text:p>Suma 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Uso cinturón</text:p>
          </table:table-cell>
          <table:table-cell table:style-name="ce9"/>
          <table:table-cell table:style-name="ce13"/>
          <table:table-cell table:style-name="ce16" office:value-type="string">
            <text:p>Filas</text:p>
          </table:table-cell>
          <table:table-cell table:style-name="ce18"/>
          <table:table-cell table:number-columns-repeated="2"/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Si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50">
            <text:p>150</text:p>
          </table:table-cell>
          <table:table-cell table:number-columns-repeated="2"/>
          <table:table-cell office:value-type="string">
            <text:p>Si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formula="oooc:=SUM([.J4:.K4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" table:formula="oooc:=60/80" office:value-type="percentage" office:value="0.75">
            <text:p>75,00%</text:p>
          </table:table-cell>
          <table:table-cell table:style-name="ce11" table:formula="oooc:=90/220" office:value-type="percentage" office:value="0.409090909090909">
            <text:p>40,91%</text:p>
          </table:table-cell>
          <table:table-cell table:style-name="ce17" office:value-type="percentage" office:value="0.5">
            <text:p>50,00%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table:formula="oooc:=SUM([.J5:.K5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No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30">
            <text:p>130</text:p>
          </table:table-cell>
          <table:table-cell table:style-name="ce15" office:value-type="float" office:value="150">
            <text:p>150</text:p>
          </table:table-cell>
          <table:table-cell table:number-columns-repeated="2"/>
          <table:table-cell office:value-type="string">
            <text:p>Total</text:p>
          </table:table-cell>
          <table:table-cell table:formula="oooc:=SUM([.J4:.J5])" office:value-type="float" office:value="80">
            <text:p>80</text:p>
          </table:table-cell>
          <table:table-cell table:formula="oooc:=SUM([.K4:.K5])" office:value-type="float" office:value="220">
            <text:p>220</text:p>
          </table:table-cell>
          <table:table-cell table:formula="oooc:=SUM([.L4:.L5])" office:value-type="float" office:value="300">
            <text:p>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" table:formula="oooc:=20/80" office:value-type="percentage" office:value="0.25">
            <text:p>25,00%</text:p>
          </table:table-cell>
          <table:table-cell table:style-name="ce11" table:formula="oooc:=130/220" office:value-type="percentage" office:value="0.590909090909091">
            <text:p>59,09%</text:p>
          </table:table-cell>
          <table:table-cell table:style-name="ce11" office:value-type="percentage" office:value="0.5">
            <text:p>50,00%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>
            <text:p>Suma columna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20">
            <text:p>220</text:p>
          </table:table-cell>
          <table:table-cell table:style-name="ce10" office:value-type="float" office:value="300">
            <text:p>300</text:p>
          </table:table-cell>
          <table:table-cell table:number-columns-repeated="2"/>
          <table:table-cell office:value-type="string">
            <text:p>Expected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 table:style-name="ce11" office:value-type="percentage" office:value="1">
            <text:p>100,00%</text:p>
          </table:table-cell>
          <table:table-cell table:number-columns-repeated="2"/>
          <table:table-cell office:value-type="string">
            <text:p>Si</text:p>
          </table:table-cell>
          <table:table-cell table:formula="oooc:=[.J6]*[.L4]/[.L6]" office:value-type="float" office:value="40">
            <text:p>40</text:p>
          </table:table-cell>
          <table:table-cell table:formula="oooc:=[.K6]*[.L4]/[.L6]" office:value-type="float" office:value="110">
            <text:p>1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</text:p>
          </table:table-cell>
          <table:table-cell table:formula="oooc:=[.J6]*[.L5]/[.L6]" office:value-type="float" office:value="40">
            <text:p>40</text:p>
          </table:table-cell>
          <table:table-cell table:formula="oooc:=[.K6]*[.L5]/[.L6]" office:value-type="float" office:value="110">
            <text:p>11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19" office:value-type="string">
            <text:p>(O-E)²/E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Si</text:p>
          </table:table-cell>
          <table:table-cell table:formula="oooc:=([.J4]-[.J9])/SQRT([.J9])*([.J4]-[.J9])/SQRT([.J9])" office:value-type="float" office:value="10">
            <text:p>10</text:p>
          </table:table-cell>
          <table:table-cell table:formula="oooc:=([.K4]-[.K9])/SQRT([.K9])*([.K4]-[.K9])/SQRT([.K9])" office:value-type="float" office:value="3.63636363636364">
            <text:p>3,64</text:p>
          </table:table-cell>
          <table:table-cell table:formula="oooc:=SUM([.J13:.K13])" office:value-type="float" office:value="13.6363636363636">
            <text:p>13,64</text:p>
          </table:table-cell>
          <table:table-cell table:number-columns-repeated="2"/>
        </table:table-row>
        <table:table-row table:style-name="ro1">
          <table:table-cell office:value-type="string">
            <text:p>Si</text:p>
          </table:table-cell>
          <table:table-cell office:value-type="float" office:value="75">
            <text:p>75</text:p>
          </table:table-cell>
          <table:table-cell office:value-type="float" office:value="40.91">
            <text:p>40,91</text:p>
          </table:table-cell>
          <table:table-cell table:number-columns-repeated="5"/>
          <table:table-cell office:value-type="string">
            <text:p>No</text:p>
          </table:table-cell>
          <table:table-cell table:formula="oooc:=([.J5]-[.J10])/SQRT([.J10])*([.J5]-[.J10])/SQRT([.J10])" office:value-type="float" office:value="10">
            <text:p>10</text:p>
          </table:table-cell>
          <table:table-cell table:formula="oooc:=([.K5]-[.K10])/SQRT([.K10])*([.K5]-[.K10])/SQRT([.K10])" office:value-type="float" office:value="3.63636363636364">
            <text:p>3,64</text:p>
          </table:table-cell>
          <table:table-cell table:formula="oooc:=SUM([.J14:.K14])" office:value-type="float" office:value="13.6363636363636">
            <text:p>13,64</text:p>
          </table:table-cell>
          <table:table-cell table:number-columns-repeated="2"/>
        </table:table-row>
        <table:table-row table:style-name="ro1">
          <table:table-cell office:value-type="string">
            <text:p>No</text:p>
          </table:table-cell>
          <table:table-cell office:value-type="float" office:value="25">
            <text:p>25</text:p>
          </table:table-cell>
          <table:table-cell office:value-type="float" office:value="59.09">
            <text:p>59,09</text:p>
          </table:table-cell>
          <table:table-cell table:number-columns-repeated="5"/>
          <table:table-cell office:value-type="string">
            <text:p>Total</text:p>
          </table:table-cell>
          <table:table-cell table:formula="oooc:=SUM([.J13:.J14])" office:value-type="float" office:value="20">
            <text:p>20</text:p>
          </table:table-cell>
          <table:table-cell table:formula="oooc:=SUM([.K13:.K14])" office:value-type="float" office:value="7.27272727272727">
            <text:p>7,27</text:p>
          </table:table-cell>
          <table:table-cell table:formula="oooc:=SUM([.L13:.L14])" office:value-type="float" office:value="27.2727272727273">
            <text:p>27,2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Variance calcs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>
            <draw:frame table:end-cell-address="Hoja1.F37" table:end-x="1.535cm" table:end-y="0.32cm" draw:z-index="0" draw:style-name="gr1" svg:width="13.262cm" svg:height="8.86cm" svg:x="0.068cm" svg:y="0.04cm">
              <draw:object draw:notify-on-update-of-ranges="Hoja1.A14:Hoj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string">
            <text:p>Si</text:p>
          </table:table-cell>
          <table:table-cell table:formula="oooc:=[.J4]*0*0" office:value-type="float" office:value="0">
            <text:p>0</text:p>
          </table:table-cell>
          <table:table-cell table:formula="oooc:=[.K4]*1*0" office:value-type="float" office:value="0">
            <text:p>0</text:p>
          </table:table-cell>
          <table:table-cell table:formula="oooc:=SUM([.J18:.K18])" office:value-type="float" office:value="0">
            <text:p>0</text:p>
          </table:table-cell>
          <table:table-cell table:formula="oooc:=[.L4]*0" office:value-type="float" office:value="0">
            <text:p>0</text:p>
          </table:table-cell>
          <table:table-cell table:formula="oooc:=[.L4]*0*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No</text:p>
          </table:table-cell>
          <table:table-cell table:formula="oooc:=[.J5]*0*1" office:value-type="float" office:value="0">
            <text:p>0</text:p>
          </table:table-cell>
          <table:table-cell table:formula="oooc:=[.K5]*1*1" office:value-type="float" office:value="130">
            <text:p>130</text:p>
          </table:table-cell>
          <table:table-cell table:formula="oooc:=SUM([.J19:.K19])" office:value-type="float" office:value="130">
            <text:p>130</text:p>
          </table:table-cell>
          <table:table-cell table:formula="oooc:=[.L5]*1" office:value-type="float" office:value="150">
            <text:p>150</text:p>
          </table:table-cell>
          <table:table-cell table:formula="oooc:=[.L5]*1*1" office:value-type="float" office:value="150">
            <text:p>150</text:p>
          </table:table-cell>
        </table:table-row>
        <table:table-row table:style-name="ro1">
          <table:table-cell table:number-columns-repeated="9"/>
          <table:table-cell table:formula="oooc:=SUM([.J18:.J19])" office:value-type="float" office:value="0">
            <text:p>0</text:p>
          </table:table-cell>
          <table:table-cell table:formula="oooc:=SUM([.K18:.K19])" office:value-type="float" office:value="130">
            <text:p>130</text:p>
          </table:table-cell>
          <table:table-cell table:formula="oooc:=SUM([.L18:.L19])/[.L6]" office:value-type="float" office:value="0.433333333333333">
            <text:p>0,43</text:p>
          </table:table-cell>
          <table:table-cell table:formula="oooc:=SUM([.M18:.M19])/[.L6]" office:value-type="float" office:value="0.5">
            <text:p>0,5</text:p>
          </table:table-cell>
          <table:table-cell table:formula="oooc:=SUM([.N18:.N19])/[.L6]" office:value-type="float" office:value="0.5">
            <text:p>0,5</text:p>
          </table:table-cell>
        </table:table-row>
        <table:table-row table:style-name="ro1">
          <table:table-cell table:number-columns-repeated="9"/>
          <table:table-cell table:formula="oooc:=[.J6]*0" office:value-type="float" office:value="0">
            <text:p>0</text:p>
          </table:table-cell>
          <table:table-cell table:formula="oooc:=[.K6]*1" office:value-type="float" office:value="220">
            <text:p>220</text:p>
          </table:table-cell>
          <table:table-cell table:formula="oooc:=SUM([.J21:.K21])/[.L6]" office:value-type="float" office:value="0.733333333333333">
            <text:p>0,7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ooc:=[.J6]*0*0" office:value-type="float" office:value="0">
            <text:p>0</text:p>
          </table:table-cell>
          <table:table-cell table:formula="oooc:=[.K6]*1*1" office:value-type="float" office:value="220">
            <text:p>220</text:p>
          </table:table-cell>
          <table:table-cell table:formula="oooc:=SUM([.J22:.K22])/[.L6]" office:value-type="float" office:value="0.733333333333333">
            <text:p>0,7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P-Value</text:p>
          </table:table-cell>
        </table:table-row>
        <table:table-row table:style-name="ro1">
          <table:table-cell table:number-columns-repeated="8"/>
          <table:table-cell office:value-type="string">
            <text:p>General Association</text:p>
          </table:table-cell>
          <table:table-cell/>
          <table:table-cell table:style-name="ce20" office:value-type="string">
            <text:p>c</text:p>
          </table:table-cell>
          <table:table-cell table:style-name="ce19" office:value-type="string">
            <text:p>²(1) =</text:p>
          </table:table-cell>
          <table:table-cell table:style-name="ce21" table:formula="oooc:=[.L15]" office:value-type="float" office:value="27.2727272727273">
            <text:p>27,27</text:p>
          </table:table-cell>
          <table:table-cell table:style-name="ce22" table:formula="oooc:=CHIDIST([.M25];1)" office:value-type="float" office:value="0.00000017671589536139">
            <text:p>0,0000</text:p>
          </table:table-cell>
        </table:table-row>
        <table:table-row table:style-name="ro1">
          <table:table-cell table:number-columns-repeated="8"/>
          <table:table-cell office:value-type="string">
            <text:p>MH Ordinal Association</text:p>
          </table:table-cell>
          <table:table-cell/>
          <table:table-cell table:style-name="ce20" office:value-type="string">
            <text:p>c</text:p>
          </table:table-cell>
          <table:table-cell table:style-name="ce19" office:value-type="string">
            <text:p>²(1) =</text:p>
          </table:table-cell>
          <table:table-cell table:style-name="ce21" table:formula="oooc:=([.L6]-1)*([.L20]-[.M20]*[.L21])*([.L20]-[.M20]*[.L21])/([.N20]-[.M20]*[.M20])/([.L22]-[.L21]*[.L21])" office:value-type="float" office:value="27.1818181818182">
            <text:p>27,18</text:p>
          </table:table-cell>
          <table:table-cell table:style-name="ce22" table:formula="oooc:=CHIDIST([.M26];1)" office:value-type="float" office:value="0.000000185280965125934">
            <text:p>0,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Symbol" svg:font-family="Symbo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3. Seguridad vial: uso cinturón vs. víctimas accidentes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00:3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22T08:51:36</meta:creation-date>
    <dc:creator>José Luis</dc:creator>
    <dc:date>2008-01-18T00:38:13</dc:date>
    <dc:language>es-ES</dc:language>
    <meta:editing-cycles>14</meta:editing-cycles>
    <meta:editing-duration>PT1H51M11S</meta:editing-duration>
    <meta:user-defined meta:name="Info 1"/>
    <meta:user-defined meta:name="Info 2"/>
    <meta:user-defined meta:name="Info 3"/>
    <meta:user-defined meta:name="Info 4"/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2.757cm" svg:height="8.861cm" chart:class="chart:bar" chart:style-name="ch1">
        <chart:title svg:x="1.709cm" svg:y="0.176cm" chart:style-name="ch2">
          <text:p>Diagrama de Barras. Seguridad vial.</text:p>
        </chart:title>
        <chart:plot-area chart:style-name="ch3" table:cell-range-address="Hoja1.$A$14:.$C$15" chart:data-source-has-labels="column" chart:table-number-list="0" svg:x="0.254cm" svg:y="1.18cm" svg:width="12.249cm" svg:height="7.505cm">
          <chart:axis chart:dimension="x" chart:name="primary-x" chart:style-name="ch4">
            <chart:title svg:x="5.857cm" svg:y="8.232cm" chart:style-name="ch5">
              <text:p>Uso cinturón</text:p>
            </chart:title>
            <chart:categories table:cell-range-address="local-table.A2:.A3"/>
          </chart:axis>
          <chart:axis chart:dimension="y" chart:name="primary-y" chart:style-name="ch6">
            <chart:title svg:x="0.254cm" svg:y="5.263cm" chart:style-name="ch5">
              <text:p>Porcentaje</text:p>
            </chart:title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75">
                <text:p>75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5">
                <text:p>25</text:p>
              </table:table-cell>
              <table:table-cell office:value-type="float" office:value="59.09">
                <text:p>59.0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